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ejaVu Sans1" svg:font-family="'DejaVu Sans'"/>
    <style:font-face style:name="DejaVu Sans2" svg:font-family="'DejaVu Sans'" style:font-family-generic="swiss"/>
    <style:font-face style:name="DejaVu Sans" svg:font-family="'DejaVu Sans'" style:font-family-generic="swiss" style:font-pitch="variable"/>
    <style:font-face style:name="DejaVu Sans3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209in"/>
    </style:style>
    <style:style style:name="co2" style:family="table-column">
      <style:table-column-properties fo:break-before="auto" style:column-width="1.8035in"/>
    </style:style>
    <style:style style:name="co3" style:family="table-column">
      <style:table-column-properties fo:break-before="auto" style:column-width="0.6866in"/>
    </style:style>
    <style:style style:name="co4" style:family="table-column">
      <style:table-column-properties fo:break-before="auto" style:column-width="1.64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3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DejaVu Sans1" style:font-name-asian="DejaVu Sans1" style:font-name-complex="DejaVu Sans1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-complex="DejaVu Sans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DejaVu Sans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DejaVu Sans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 style:data-style-name="N124">
      <style:table-cell-properties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T1" style:family="text">
      <style:text-properties style:font-name="DejaVu Sans"/>
    </style:style>
    <style:style style:name="T2" style:family="text">
      <style:text-properties style:font-name="DejaVu Sans" style:font-name-asian="DejaVu Sans" style:font-name-complex="DejaVu Sans"/>
    </style:style>
    <style:style style:name="T3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font-name="DejaVu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ANALOG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PO DE MULTIMETRO: ANALOGICO</text:p>
            <text:p>MODELO DE MULTIMETRO: VA101B</text:p>
            <text:p>MARCA: V&amp;A INSTRUMENT</text:p>
            <text:p>ESCALA: OHM (<text:span text:style-name="T1">Ω)</text:span></text:p>
          </table:table-cell>
          <table:covered-table-cell table:number-columns-repeated="3" table:style-name="ce2"/>
          <table:table-cell table:style-name="ce22" table:number-columns-repeated="1020"/>
        </table:table-row>
        <table:table-row table:style-name="ro2">
          <table:table-cell table:style-name="ce2" office:value-type="string" calcext:value-type="string">
            <text:p>RANGOS-ESCALA (DIVISION MAYOR)</text:p>
          </table:table-cell>
          <table:table-cell table:style-name="ce2" office:value-type="string" calcext:value-type="string">
            <text:p>DIFERENCIA (ESCALA MAYOR-ESCALA MENOR)</text:p>
          </table:table-cell>
          <table:table-cell table:style-name="ce2" office:value-type="string" calcext:value-type="string">
            <text:p>No. MARCAS</text:p>
          </table:table-cell>
          <table:table-cell table:style-name="ce2" office:value-type="string" calcext:value-type="string">
            <text:p>VALOR DE LA ESCALA (DIVISION MENOR)</text:p>
          </table:table-cell>
          <table:table-cell table:style-name="ce22" table:number-columns-repeated="1020"/>
        </table:table-row>
        <table:table-row table:style-name="ro3">
          <table:table-cell table:style-name="ce3" office:value-type="string" calcext:value-type="string">
            <text:p>0-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[.B3]/[.C3]" office:value-type="float" office:value="0.2" calcext:value-type="float">
            <text:p>0.2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02-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B4]/[.C4]" office:value-type="float" office:value="0.5" calcext:value-type="float">
            <text:p>0.5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10-2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table:formula="of:=[.B5]/[.C5]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20-5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B6]/[.C6]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50-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[.B7]/[.C7]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100-2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[.B8]/[.C8]" office:value-type="float" office:value="20" calcext:value-type="float">
            <text:p>20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200-50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[.B9]/[.C9]" office:value-type="float" office:value="75" calcext:value-type="float">
            <text:p>75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500-1000(1K)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10]/[.C10]" office:value-type="float" office:value="500" calcext:value-type="float">
            <text:p>500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1000(1K)-2000(2K)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11]/[.C11]" office:value-type="float" office:value="1000" calcext:value-type="float">
            <text:p>1000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2000(2K)-INFINITO (<text:span text:style-name="T2">∞)</text:span></text:p>
          </table:table-cell>
          <table:table-cell table:style-name="ce5" office:value-type="string" calcext:value-type="string">
            <text:p>∞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∞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5" table:number-rows-spanned="1">
            <text:p>TIPO DE MULTIMETRO: ANALOGICO</text:p>
            <text:p>MODELO DE MULTIMETRO: VA101B</text:p>
            <text:p>MARCA: V&amp;A INSTRUMENT</text:p>
            <text:p>ESCALA: DCV/ACV</text:p>
          </table:table-cell>
          <table:covered-table-cell table:number-columns-repeated="3" table:style-name="ce2"/>
          <table:covered-table-cell table:style-name="ce22"/>
          <table:table-cell table:style-name="ce22" table:number-columns-repeated="1019"/>
        </table:table-row>
        <table:table-row table:style-name="ro2">
          <table:table-cell table:style-name="ce2" office:value-type="string" calcext:value-type="string">
            <text:p>RANGOS-ESCALA (DIVISION MAYOR)</text:p>
          </table:table-cell>
          <table:table-cell table:style-name="ce1" office:value-type="string" calcext:value-type="string">
            <text:p>FULL ESCALA</text:p>
          </table:table-cell>
          <table:table-cell table:style-name="ce2" office:value-type="string" calcext:value-type="string">
            <text:p>No. MARCAS</text:p>
          </table:table-cell>
          <table:table-cell table:style-name="ce2" office:value-type="string" calcext:value-type="string">
            <text:p>VALOR DE LA ESCALA (FULL ESCALA/50)</text:p>
          </table:table-cell>
          <table:table-cell table:style-name="ce2" office:value-type="string" calcext:value-type="string">
            <text:p>ESCALA DISPLAY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0-0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50" calcext:value-type="float">
            <text:p>50</text:p>
          </table:table-cell>
          <table:table-cell table:style-name="ce20" table:formula="of:=[.B16]/[.C16]" office:value-type="float" office:value="0.002" calcext:value-type="float">
            <text:p>0.00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0-2.5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50" calcext:value-type="float">
            <text:p>50</text:p>
          </table:table-cell>
          <table:table-cell table:style-name="ce20" table:formula="of:=[.B17]/[.C17]" office:value-type="float" office:value="0.05" calcext:value-type="float">
            <text:p>0.05</text:p>
          </table:table-cell>
          <table:table-cell table:style-name="ce4" office:value-type="float" office:value="250" calcext:value-type="float">
            <text:p>25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0-1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B18]/[.C18]" office:value-type="float" office:value="0.2" calcext:value-type="float">
            <text:p>0.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0-50</text:p>
          </table:table-cell>
          <table:table-cell table:number-columns-repeated="2" table:style-name="ce4" office:value-type="float" office:value="50" calcext:value-type="float">
            <text:p>50</text:p>
          </table:table-cell>
          <table:table-cell table:style-name="ce4" table:formula="of:=[.B19]/[.C19]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0-250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B20]/[.C20]" office:value-type="float" office:value="5" calcext:value-type="float">
            <text:p>5</text:p>
          </table:table-cell>
          <table:table-cell table:style-name="ce4" office:value-type="float" office:value="250" calcext:value-type="float">
            <text:p>25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0-10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B21]/[.C21]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 table:number-columns-spanned="5" table:number-rows-spanned="1">
            <text:p>EN RANGOS 250-1000 AGRUEGAR 2 CEROS A LOS NUMEROS DE LA ESCALA DE 10 PARA OBTENER EL ESCALADO DE 200, 400, 600, 800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5" table:number-rows-spanned="1">
            <text:p>TIPO DE MULTIMETRO: ANALOGICO</text:p>
            <text:p>MODELO DE MULTIMETRO: VA101B</text:p>
            <text:p>MARCA: V&amp;A INSTRUMENT</text:p>
            <text:p>ESCALA: DCV/ACV</text:p>
          </table:table-cell>
          <table:covered-table-cell table:number-columns-repeated="3" table:style-name="ce2"/>
          <table:covered-table-cell table:style-name="ce22"/>
          <table:table-cell table:number-columns-repeated="1019"/>
        </table:table-row>
        <table:table-row table:style-name="ro2">
          <table:table-cell table:style-name="ce2" office:value-type="string" calcext:value-type="string">
            <text:p>RANGOS-ESCALA (DIVISION MAYOR)</text:p>
          </table:table-cell>
          <table:table-cell table:style-name="ce2" office:value-type="string" calcext:value-type="string">
            <text:p>MAYOR ESCALA DE RANGOS-ESCALA</text:p>
          </table:table-cell>
          <table:table-cell table:style-name="ce2" office:value-type="string" calcext:value-type="string">
            <text:p>No. MARCAS</text:p>
          </table:table-cell>
          <table:table-cell table:style-name="ce2" office:value-type="string" calcext:value-type="string">
            <text:p>VALOR DE LA ESCALA (MAYOR ESCALA/50)</text:p>
          </table:table-cell>
          <table:table-cell table:style-name="ce2" office:value-type="string" calcext:value-type="string">
            <text:p>ESCALA DISPLAY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0-0.00005 (50<text:span text:style-name="T1">μ)</text:span></text:p>
          </table:table-cell>
          <table:table-cell table:style-name="ce17" office:value-type="float" office:value="0.00005" calcext:value-type="float">
            <text:p>5E-05</text:p>
          </table:table-cell>
          <table:table-cell table:style-name="ce4" office:value-type="float" office:value="50" calcext:value-type="float">
            <text:p>50</text:p>
          </table:table-cell>
          <table:table-cell table:style-name="ce13" table:formula="of:=[.B26]/[.C26]" office:value-type="float" office:value="0.000001" calcext:value-type="float">
            <text:p>0.000001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0-0.0025 (2.5m)</text:p>
          </table:table-cell>
          <table:table-cell table:style-name="ce12" office:value-type="float" office:value="0.0025" calcext:value-type="float">
            <text:p>0.0025</text:p>
          </table:table-cell>
          <table:table-cell table:style-name="ce4" office:value-type="float" office:value="50" calcext:value-type="float">
            <text:p>50</text:p>
          </table:table-cell>
          <table:table-cell table:style-name="ce13" table:formula="of:=[.B27]/[.C27]" office:value-type="float" office:value="0.00005" calcext:value-type="float">
            <text:p>0.000050</text:p>
          </table:table-cell>
          <table:table-cell table:style-name="ce4" office:value-type="float" office:value="250" calcext:value-type="float">
            <text:p>25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0-0.025 (25m)</text:p>
          </table:table-cell>
          <table:table-cell table:style-name="ce4" office:value-type="float" office:value="0.025" calcext:value-type="float">
            <text:p>0.025</text:p>
          </table:table-cell>
          <table:table-cell table:style-name="ce4" office:value-type="float" office:value="50" calcext:value-type="float">
            <text:p>50</text:p>
          </table:table-cell>
          <table:table-cell table:style-name="ce13" table:formula="of:=[.B28]/[.C28]" office:value-type="float" office:value="0.0005" calcext:value-type="float">
            <text:p>0.000500</text:p>
          </table:table-cell>
          <table:table-cell table:style-name="ce4" office:value-type="float" office:value="250" calcext:value-type="float">
            <text:p>25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0-0.25 (250m)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50" calcext:value-type="float">
            <text:p>50</text:p>
          </table:table-cell>
          <table:table-cell table:style-name="ce13" table:formula="of:=[.B29]/[.C29]" office:value-type="float" office:value="0.005" calcext:value-type="float">
            <text:p>0.005000</text:p>
          </table:table-cell>
          <table:table-cell table:style-name="ce4" office:value-type="float" office:value="250" calcext:value-type="float">
            <text:p>25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0-1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0" calcext:value-type="float">
            <text:p>50</text:p>
          </table:table-cell>
          <table:table-cell table:style-name="ce13" table:formula="of:=[.B30]/[.C30]" office:value-type="float" office:value="0.2" calcext:value-type="float">
            <text:p>0.20000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/>
          <table:table-cell table:style-name="Default" table:number-columns-repeated="3"/>
          <table:table-cell table:number-columns-repeated="1020"/>
        </table:table-row>
        <table:table-row table:style-name="ro4">
          <table:table-cell table:style-name="ce1" office:value-type="string" calcext:value-type="string">
            <text:p>CORRIENTE I</text:p>
            <text:p>(ESCALA/DIVISIONES)*POINTER</text:p>
          </table:table-cell>
          <table:table-cell table:style-name="ce19" office:value-type="string" calcext:value-type="string">
            <text:p>DIVISIONES</text:p>
          </table:table-cell>
          <table:table-cell table:style-name="ce1" office:value-type="string" calcext:value-type="string">
            <text:p>POINTER X</text:p>
          </table:table-cell>
          <table:table-cell table:style-name="ce1" office:value-type="string" calcext:value-type="string">
            <text:p>ESCALA</text:p>
            <text:p>(POSICION PERILLA DE FUNCIONES)</text:p>
          </table:table-cell>
          <table:table-cell table:style-name="ce19" office:value-type="string" calcext:value-type="string">
            <text:p>X</text:p>
          </table:table-cell>
          <table:table-cell table:style-name="ce11" table:number-columns-repeated="1019"/>
        </table:table-row>
        <table:table-row table:style-name="ro3">
          <table:table-cell table:style-name="ce4" table:formula="of:=(0.00005/[.B33])*[.C33]" office:value-type="float" office:value="0.000003" calcext:value-type="float">
            <text:p>3E-06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E33]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3">0.00005 (50μ)</text:span></text:p>
          </table:table-cell>
          <table:table-cell table:style-name="ce4" office:value-type="float" office:value="3" calcext:value-type="float">
            <text:p>3</text:p>
          </table:table-cell>
          <table:table-cell table:style-name="ce11"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table:style-name="ce1" office:value-type="string" calcext:value-type="string">
            <text:p>VOLTAGE V</text:p>
            <text:p>(ESCALA/DIVISIONES)*POINTER</text:p>
          </table:table-cell>
          <table:table-cell table:style-name="ce19" office:value-type="string" calcext:value-type="string">
            <text:p>DIVISIONES</text:p>
          </table:table-cell>
          <table:table-cell table:style-name="ce1" office:value-type="string" calcext:value-type="string">
            <text:p>POINTER X</text:p>
          </table:table-cell>
          <table:table-cell table:style-name="ce1" office:value-type="string" calcext:value-type="string">
            <text:p>ESCALA</text:p>
            <text:p>(POSICION PERILLA DE FUNCIONES)</text:p>
          </table:table-cell>
          <table:table-cell table:style-name="ce19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" table:formula="of:=([.D36]/[.B36])*[.C36]" office:value-type="float" office:value="0.02" calcext:value-type="float">
            <text:p>0.02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E36]" office:value-type="float" office:value="10" calcext:value-type="float">
            <text:p>1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5" table:default-cell-style-name="ce3"/>
        <table:table-column table:style-name="co5" table:number-columns-repeated="4" table:default-cell-style-name="ce4"/>
        <table:table-row table:style-name="ro1">
          <table:table-cell table:style-name="ce1" office:value-type="string" calcext:value-type="string" table:number-columns-spanned="5" table:number-rows-spanned="1">
            <text:p>TIPO DE MULTIMETRO: ANALOGICO</text:p>
            <text:p>MODELO DE MULTIMETRO: VA101B</text:p>
            <text:p>MARCA: V&amp;A INSTRUMENT</text:p>
            <text:p>ESCALA: DCV/ACV</text:p>
          </table:table-cell>
          <table:covered-table-cell table:number-columns-repeated="3" table:style-name="ce2"/>
          <table:covered-table-cell table:style-name="ce22"/>
        </table:table-row>
        <table:table-row table:style-name="ro1">
          <table:table-cell table:style-name="ce2" office:value-type="string" calcext:value-type="string">
            <text:p>RANGOS-ESCALA (DIVISION MAYOR)</text:p>
          </table:table-cell>
          <table:table-cell table:style-name="ce2" office:value-type="string" calcext:value-type="string">
            <text:p>FORMULA DE DIVISIONES</text:p>
          </table:table-cell>
          <table:table-cell table:style-name="ce2" office:value-type="string" calcext:value-type="string">
            <text:p>No. MARCAS</text:p>
          </table:table-cell>
          <table:table-cell table:style-name="ce2" office:value-type="string" calcext:value-type="string">
            <text:p>VALOR DE LA ESCALA (MAYOR ESCALA/50)</text:p>
          </table:table-cell>
          <table:table-cell table:style-name="ce2" office:value-type="string" calcext:value-type="string">
            <text:p>ESCALA DISPLAY</text:p>
          </table:table-cell>
        </table:table-row>
        <table:table-row table:style-name="ro3">
          <table:table-cell office:value-type="string" calcext:value-type="string">
            <text:p>0-0.1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0" table:formula="of:=[.B3]/[.C3]" office:value-type="float" office:value="0.002" calcext:value-type="float">
            <text:p>0.002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0-2.5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table:style-name="ce20" table:formula="of:=[.B4]/[.C4]" office:value-type="float" office:value="0.05" calcext:value-type="float">
            <text:p>0.05</text:p>
          </table:table-cell>
          <table:table-cell office:value-type="float" office:value="250" calcext:value-type="float">
            <text:p>250</text:p>
          </table:table-cell>
        </table:table-row>
        <table:table-row table:style-name="ro3">
          <table:table-cell office:value-type="string" calcext:value-type="string">
            <text:p>0-1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[.B5]/[.C5]"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0-5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B6]/[.C6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0-250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formula="of:=[.B7]/[.C7]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</table:table-row>
        <table:table-row table:style-name="ro3">
          <table:table-cell office:value-type="string" calcext:value-type="string">
            <text:p>0-1000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[.B8]/[.C8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table:style-name="ce10" office:value-type="string" calcext:value-type="string" table:number-columns-spanned="5" table:number-rows-spanned="1">
            <text:p>EN RANGOS 250-1000 AGRUEGAR 2 CEROS A LOS NUMEROS DE LA ESCALA DE 10 PARA OBTENER EL ESCALADO DE 200, 400, 600, 800</text:p>
          </table:table-cell>
          <table:covered-table-cell table:number-columns-repeated="3" table:style-name="ce11"/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1" svg:font-family="'DejaVu Sans'"/>
    <style:font-face style:name="DejaVu Sans2" svg:font-family="'DejaVu Sans'" style:font-family-generic="swiss"/>
    <style:font-face style:name="DejaVu Sans" svg:font-family="'DejaVu Sans'" style:font-family-generic="swiss" style:font-pitch="variable"/>
    <style:font-face style:name="DejaVu Sans3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WenQuanYi Micro Hei" style:language-asian="zh" style:country-asian="CN" style:font-name-complex="DejaVu Sans3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number:number-style style:name="N124">
      <number:number number:decimal-places="6" number:min-decimal-places="6" number:min-integer-digits="1" number:grouping="true"/>
    </number:number-style>
    <number:number-style style:name="N125">
      <number:number number:decimal-places="7" number:min-decimal-places="7" number:min-integer-digits="1" number:grouping="true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9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 style:data-style-name="N2" text:time-value="09:53:18.383240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8-26T11:23:42.697161241</meta:creation-date>
    <dc:date>2021-09-25T11:18:30.184466357</dc:date>
    <meta:editing-duration>PT2H51M30S</meta:editing-duration>
    <meta:editing-cycles>42</meta:editing-cycles>
    <meta:generator>LibreOffice/7.0.4.2$Linux_x86 LibreOffice_project/00$Build-2</meta:generator>
    <meta:document-statistic meta:table-count="2" meta:cell-count="170" meta:object-count="0"/>
  </office:meta>
</office:document-meta>
</file>